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eneva" svg:font-family="Geneva, Tahoma, 'Nimbus Sans L', sans-serif"/>
    <style:font-face style:name="Helvetica Neue" svg:font-family="'Helvetica Neue', Helvetica, Arial, sans-serif"/>
    <style:font-face style:name="Menlo" svg:font-family="Menlo, Monaco, 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orphans="2" fo:widows="2" fo:text-indent="0cm" style:auto-text-indent="false" fo:padding="0cm" fo:border="none"/>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1423d" style:font-name="Geneva" fo:font-size="9pt" fo:letter-spacing="normal" fo:font-style="normal" fo:font-weight="normal"/>
    </style:style>
    <style:style style:name="P7" style:family="paragraph" style:parent-style-name="Text_20_body">
      <style:paragraph-properties fo:margin-left="0cm" fo:margin-right="0cm" fo:margin-top="0cm" fo:margin-bottom="0cm" loext:contextual-spacing="false" fo:orphans="2" fo:widows="2" fo:text-indent="0cm" style:auto-text-indent="false"/>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9" style:family="paragraph" style:parent-style-name="Text_20_body">
      <style:paragraph-properties fo:margin-left="0cm" fo:margin-right="0cm" fo:margin-top="0.265cm" fo:margin-bottom="0.397cm" loext:contextual-spacing="false" fo:orphans="2" fo:widows="2" fo:text-indent="0cm" style:auto-text-indent="false"/>
      <style:text-properties fo:font-variant="normal" fo:text-transform="none" fo:color="#41423d" style:font-name="Geneva" fo:font-size="9pt" fo:letter-spacing="normal" fo:font-style="normal" fo:font-weight="normal"/>
    </style:style>
    <style:style style:name="P10"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0.238cm" fo:border="0.06pt solid #cccccc"/>
      <style:text-properties fo:font-variant="normal" fo:text-transform="none" fo:color="#333333" style:font-name="Menlo" fo:font-size="9.75pt" fo:letter-spacing="normal" fo:font-style="normal" fo:font-weight="normal"/>
    </style:style>
    <style:style style:name="P11" style:family="paragraph" style:parent-style-name="Preformatted_20_Text">
      <loext:graphic-properties draw:fill="solid" draw:fill-color="#f5f5f5" draw:opacity="100%"/>
      <style:paragraph-properties fo:margin-top="0cm" fo:margin-bottom="0cm" loext:contextual-spacing="false" fo:line-height="142%" fo:orphans="2" fo:widows="2" fo:background-color="#f5f5f5" fo:padding="0.238cm" fo:border="0.06pt solid #cccccc"/>
      <style:text-properties fo:font-variant="normal" fo:text-transform="none" fo:color="#333333" style:font-name="Menlo" fo:font-size="9.75pt" fo:letter-spacing="normal" fo:font-style="normal" fo:font-weight="normal" fo:background-color="#ffff00"/>
    </style:style>
    <style:style style:name="P12" style:family="paragraph" style:parent-style-name="Preformatted_20_Text">
      <loext:graphic-properties draw:fill="solid" draw:fill-color="#f5f5f5" draw:opacity="100%"/>
      <style:paragraph-properties fo:margin-top="0cm" fo:margin-bottom="0cm" loext:contextual-spacing="false" fo:line-height="142%" fo:orphans="2" fo:widows="2" fo:background-color="#f5f5f5" fo:padding="0.238cm" fo:border="0.06pt solid #cccccc"/>
      <style:text-properties fo:font-variant="normal" fo:text-transform="none" fo:color="#333333" style:font-name="Menlo" fo:font-size="9.75pt" fo:letter-spacing="normal" fo:font-style="normal" fo:font-weight="normal"/>
    </style:style>
    <style:style style:name="P13" style:family="paragraph" style:parent-style-name="Preformatted_20_Text">
      <loext:graphic-properties draw:fill="solid" draw:fill-color="#f5f5f5" draw:opacity="100%"/>
      <style:paragraph-properties fo:margin-top="0cm" fo:margin-bottom="0cm" loext:contextual-spacing="false" fo:line-height="142%" fo:orphans="2" fo:widows="2" fo:background-color="#f5f5f5" fo:padding="0.238cm" fo:border="0.06pt solid #cccccc"/>
      <style:text-properties fo:font-variant="normal" fo:text-transform="none" fo:color="#333333" fo:letter-spacing="normal"/>
    </style:style>
    <style:style style:name="P14" style:family="paragraph" style:parent-style-name="Preformatted_20_Text">
      <loext:graphic-properties draw:fill="solid" draw:fill-color="#f5f5f5" draw:opacity="100%"/>
      <style:paragraph-properties fo:margin-top="0cm" fo:margin-bottom="0cm" loext:contextual-spacing="false" fo:line-height="142%" fo:orphans="2" fo:widows="2" fo:background-color="#f5f5f5" fo:padding="0.238cm" fo:border="0.06pt solid #cccccc"/>
    </style:style>
    <style:style style:name="P15" style:family="paragraph" style:parent-style-name="Preformatted_20_Text">
      <loext:graphic-properties draw:fill="solid" draw:fill-color="#f5f5f5" draw:opacity="100%"/>
      <style:paragraph-properties fo:margin-top="0cm" fo:margin-bottom="0cm" loext:contextual-spacing="false" fo:line-height="142%" fo:orphans="2" fo:widows="2" fo:background-color="#f5f5f5" fo:padding="0.238cm" fo:border="0.06pt solid #cccccc"/>
      <style:text-properties fo:font-size="9pt" style:font-size-asian="9pt" style:font-size-complex="9pt"/>
    </style:style>
    <style:style style:name="P16" style:family="paragraph" style:parent-style-name="Standard">
      <style:text-properties fo:background-color="#ffff00"/>
    </style:style>
    <style:style style:name="P17" style:family="paragraph" style:parent-style-name="Text_20_body" style:list-style-name="L1">
      <style:paragraph-properties fo:margin-top="0cm" fo:margin-bottom="0.265cm" loext:contextual-spacing="false" fo:orphans="2" fo:widows="2"/>
    </style:style>
    <style:style style:name="P18"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color="#333333" style:font-name="Helvetica Neue" fo:font-size="10.5pt" fo:letter-spacing="normal" fo:font-weight="normal"/>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fo:background-color="#ffff00" loext:char-shading-value="0"/>
    </style:style>
    <style:style style:name="T4" style:family="text">
      <style:text-properties fo:font-variant="normal" fo:text-transform="none" fo:color="#333333" style:font-name="Helvetica Neue" fo:font-size="10.5pt" fo:letter-spacing="normal" fo:font-style="normal" fo:font-weight="normal" officeooo:rsid="000cebf5"/>
    </style:style>
    <style:style style:name="T5" style:family="text">
      <style:text-properties fo:font-variant="normal" fo:text-transform="none" fo:color="#333333" style:font-name="Helvetica Neue" fo:font-size="10.5pt" fo:letter-spacing="normal" fo:font-style="normal" fo:font-weight="bold"/>
    </style:style>
    <style:style style:name="T6" style:family="text">
      <style:text-properties fo:font-variant="normal" fo:text-transform="none" fo:color="#333333" style:font-name="Menlo" fo:font-size="9.75pt" fo:letter-spacing="normal" fo:font-style="normal" fo:font-weight="normal"/>
    </style:style>
    <style:style style:name="T7" style:family="text">
      <style:text-properties fo:font-variant="normal" fo:text-transform="none" fo:color="#333333" fo:letter-spacing="normal"/>
    </style:style>
    <style:style style:name="T8" style:family="text">
      <style:text-properties fo:font-variant="normal" fo:text-transform="none" fo:color="#0074bd"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41423d" style:font-name="Geneva" fo:font-size="9pt" fo:letter-spacing="normal" fo:font-style="normal" fo:font-weight="normal"/>
    </style:style>
    <style:style style:name="T10" style:family="text">
      <style:text-properties fo:font-variant="normal" fo:text-transform="none" fo:color="#41423d" fo:letter-spacing="normal"/>
    </style:style>
    <style:style style:name="T11" style:family="text">
      <style:text-properties fo:font-variant="normal" fo:text-transform="none" fo:color="#c7254e" style:font-name="Menlo" fo:font-size="9pt" fo:letter-spacing="normal" fo:font-style="normal" fo:font-weight="normal" fo:background-color="#f9f2f4" loext:char-shading-value="0"/>
    </style:style>
    <style:style style:name="T12" style:family="text">
      <style:text-properties fo:font-variant="normal" fo:text-transform="none" fo:color="#c7254e" style:text-line-through-style="none" style:text-line-through-type="none" style:font-name="Menlo" fo:font-size="9pt" fo:letter-spacing="normal" fo:font-style="normal" style:text-underline-style="none" fo:font-weight="normal" style:text-blinking="false" fo:background-color="#f9f2f4" loext:char-shading-value="0"/>
    </style:style>
    <style:style style:name="T13" style:family="text">
      <style:text-properties style:font-name="Menlo" fo:font-size="9.75pt" fo:font-style="normal" fo:font-weight="normal"/>
    </style:style>
    <style:style style:name="T14" style:family="text">
      <style:text-properties style:font-name="Menlo" fo:font-size="9.75pt" fo:font-style="normal" fo:font-weight="normal" fo:background-color="#ffff00" loext:char-shading-value="0"/>
    </style:style>
    <style:style style:name="T15" style:family="text">
      <style:text-properties style:font-name="Menlo" fo:font-size="9pt" fo:font-style="normal" fo:font-weight="normal" style:font-size-asian="9pt" style:font-size-complex="9pt"/>
    </style:style>
    <style:style style:name="T16" style:family="text">
      <style:text-properties fo:background-color="#ffff00" loext:char-shading-value="0"/>
    </style:style>
    <style:style style:name="T17" style:family="text">
      <style:text-properties fo:color="#000000"/>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00c0" fo:font-style="italic" fo:font-weight="bold" style:font-style-asian="italic" style:font-weight-asian="bold" style:font-style-complex="italic" style:font-weight-complex="bold"/>
    </style:style>
    <style:style style:name="T20"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1" style:family="text">
      <style:text-properties fo:color="#2a00ff"/>
    </style:style>
    <style:style style:name="T22" style:family="text">
      <style:text-properties fo:color="#2a00ff" style:font-name="Consolas" fo:font-size="10pt" style:font-name-asian="Consolas" style:font-size-asian="10pt" style:font-name-complex="Consolas" style:font-size-complex="10pt"/>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3f7f5f"/>
    </style:style>
    <style:style style:name="T26" style:family="text">
      <style:text-properties fo:color="#3f7f5f"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rada /salida datos Java</text:p>
      <text:p text:style-name="Standard"/>
      <text:p text:style-name="P1">Salida (imprimir por consola)</text:p>
      <text:p text:style-name="P1"/>
      <text:p text:style-name="P2"><text:span text:style-name="T9">En Java hay algunos objetos que existen por defecto (en cualquier entorno de desarrollo, llámese Eclipse, NetBeans, BlueJ, etc.). Uno de ellos es el objeto denominado System.out. Este objeto dispone de un método llamado println que nos permite imprimir algo por pantalla en una ventana de consola.</text:span> </text:p>
      <text:p text:style-name="Standard"/>
      <text:p text:style-name="P2"><text:span text:style-name="T9">La sintaxis básica es: System.out.println ("Mensaje a mostrar");</text:span> </text:p>
      <text:p text:style-name="P2"><text:span text:style-name="T10"><text:s/></text:span><text:span text:style-name="T9">Ten también presente que los espacios dentro de las comillas cuentan, es decir, el resultado de escribir (“Mensaje a mostrar”); no es el mismo que el de escribir (" <text:s text:c="7"/>Mensaje a mostrar");.</text:span> </text:p>
      <text:p text:style-name="P6"/>
      <text:p text:style-name="P6">Si queremos incluir variables concatenamos usando el símbolo + de esta manera:</text:p>
      <text:p text:style-name="P9">System.out.println ("El precio es de " + precio + " euros");</text:p>
      <text:p text:style-name="P6">Si queremos imprimir una línea en blanco escribiremos esto: System.out.println ();</text:p>
      <text:p text:style-name="P9">El mismo resultado se obtiene escribiendo System.out.println ("");</text:p>
      <text:p text:style-name="P2"/>
      <text:p text:style-name="Standard"/>
      <text:p text:style-name="P1">Entrada (leer desde teclado)</text:p>
      <text:p text:style-name="P1"/>
      <text:p text:style-name="P1">Para usar la clase Scanner debemos importar <text:span text:style-name="T6">java.util.Scanner;</text:span></text:p>
      <text:p text:style-name="P1"><text:span text:style-name="T6"/></text:p>
      <text:p text:style-name="P7"><text:span text:style-name="T2">El uso de la </text:span><text:span text:style-name="Strong_20_Emphasis"><text:span text:style-name="T5">clase Scanner</text:span></text:span><text:span text:style-name="T2"> es una de las mejores maneras de ingresar datos por teclado en Java.</text:span></text:p>
      <text:p text:style-name="P7"><text:span text:style-name="T2">Scanner es una clase en el paquete </text:span><text:span text:style-name="Strong_20_Emphasis"><text:span text:style-name="T5">java.util</text:span></text:span><text:span text:style-name="T2"> utilizada para obtener la entrada de los </text:span><text:a xlink:type="simple" xlink:href="https://www.javadesdecero.es/tipos-datos-java-ejemplos/" office:target-frame-name="_blank" xlink:show="new" text:style-name="Internet_20_link" text:visited-style-name="Visited_20_Internet_20_Link"><text:span text:style-name="T8">tipos primitivos</text:span></text:a><text:span text:style-name="T2"> como int, double etc. y </text:span><text:span text:style-name="T3">también String</text:span><text:span text:style-name="T2">. Es </text:span><text:span text:style-name="Strong_20_Emphasis"><text:span text:style-name="T5">la forma más fácil de leer datos</text:span></text:span><text:span text:style-name="T2"> en un programa Java, </text:span></text:p>
      <text:p text:style-name="P7"><text:span text:style-name="T2"/></text:p>
      <text:p text:style-name="P8">En resumen:</text:p>
      <text:list xml:id="list8617168306245065808" text:style-name="L1">
        <text:list-item>
          <text:p text:style-name="P17"><text:span text:style-name="T2">Para crear un objeto de clase Scanner, normalmente pasamos el objeto predefinido </text:span><text:span text:style-name="Strong_20_Emphasis"><text:span text:style-name="T5">System.in</text:span></text:span><text:span text:style-name="T2">, que representa el flujo de entrada estándar. </text:span></text:p>
        </text:list-item>
        <text:list-item>
          <text:p text:style-name="P17"><text:span text:style-name="T2">Para leer valores numéricos de un determinado tipo de datos XYZ, la función que se utilizará es nextXYZ(). Por ejemplo, para leer un valor de tipo </text:span><text:span text:style-name="Emphasis"><text:span text:style-name="T2">short</text:span></text:span><text:span text:style-name="T2">, podemos usar </text:span><text:span text:style-name="Strong_20_Emphasis"><text:span text:style-name="T5">nextShort()</text:span></text:span><text:span text:style-name="T2">.</text:span></text:p>
        </text:list-item>
        <text:list-item>
          <text:p text:style-name="P17"><text:span text:style-name="T2">Para leer cadenas (strings </text:span><text:span text:style-name="T4">incluye espacios en blanco</text:span><text:span text:style-name="T2">), usamos </text:span><text:span text:style-name="Strong_20_Emphasis"><text:span text:style-name="T5">nextLine()</text:span></text:span><text:span text:style-name="T2">.</text:span></text:p>
        </text:list-item>
        <text:list-item>
          <text:p text:style-name="P17"><text:span text:style-name="T2">Para leer un solo carácter, se usa </text:span><text:span text:style-name="Strong_20_Emphasis"><text:span text:style-name="T5">next().charAt(0)</text:span></text:span><text:span text:style-name="T2">. La función next()devuelve el siguiente token/palabra en la entrada como cadena y la función charAt (0) devuelve el primer carácter de esa cadena.</text:span></text:p>
        </text:list-item>
      </text:list>
      <text:p text:style-name="P10">// Programa Java para leer datos de varios tipos usando la clase Scanner</text:p>
      <text:p text:style-name="P11">import java.util.Scanner;</text:p>
      <text:p text:style-name="P14"/>
      <text:p text:style-name="P12">public class ScannerDemo</text:p>
      <text:p text:style-name="P12">{</text:p>
      <text:p text:style-name="P13"><text:s text:c="4"/><text:span text:style-name="T13">public static void main(String[] args)</text:span></text:p>
      <text:p text:style-name="P13"><text:s text:c="4"/><text:span text:style-name="T13">{</text:span></text:p>
      <text:p text:style-name="P13"><text:s text:c="8"/><text:span text:style-name="T13">// </text:span><text:span text:style-name="T15">Declarar el objeto e inicializar con el objeto de entrada estándar predefinido</text:span></text:p>
      <text:p text:style-name="P15"/>
      <text:p text:style-name="P13"><text:s text:c="6"/><text:span text:style-name="T16"><text:s text:c="2"/></text:span><text:span text:style-name="T14">Scanner sc = new Scanner(System.in);</text:span></text:p>
      <text:p text:style-name="P14"/>
      <text:p text:style-name="P13"><text:soft-page-break/><text:s text:c="8"/><text:span text:style-name="T13">// entrada de una cadena</text:span></text:p>
      <text:p text:style-name="P13"><text:s text:c="8"/><text:span text:style-name="T13">String name = sc.nextLine();</text:span></text:p>
      <text:p text:style-name="P14"/>
      <text:p text:style-name="P13"><text:s text:c="8"/><text:span text:style-name="T13">// entrada de un carácter</text:span></text:p>
      <text:p text:style-name="P13"><text:s text:c="8"/><text:span text:style-name="T13">char gender = sc.next().charAt(0);</text:span></text:p>
      <text:p text:style-name="P14"/>
      <text:p text:style-name="P13"><text:s text:c="8"/><text:span text:style-name="T13">// Entrada de datos numéricos</text:span></text:p>
      <text:p text:style-name="P13"><text:s text:c="8"/><text:span text:style-name="T13">// int, Long y double</text:span></text:p>
      <text:p text:style-name="P13"><text:s text:c="8"/><text:span text:style-name="T13">int age = sc.nextInt();</text:span></text:p>
      <text:p text:style-name="P13"><text:s text:c="8"/><text:span text:style-name="T13">long mobileNo = sc.nextLong();</text:span></text:p>
      <text:p text:style-name="P13"><text:s text:c="8"/><text:span text:style-name="T13">double average = sc.nextDouble();</text:span></text:p>
      <text:p text:style-name="P14"/>
      <text:p text:style-name="P13"><text:s text:c="8"/><text:span text:style-name="T13">// Imprima los valores para verificar si la entrada</text:span></text:p>
      <text:p text:style-name="P13"><text:s text:c="8"/><text:span text:style-name="T13">// fue obtenida correctamente.</text:span></text:p>
      <text:p text:style-name="P13"><text:s text:c="8"/><text:span text:style-name="T13">System.out.println("Nombre: "+name);</text:span></text:p>
      <text:p text:style-name="P13"><text:s text:c="8"/><text:span text:style-name="T13">System.out.println("Género: "+gender);</text:span></text:p>
      <text:p text:style-name="P13"><text:s text:c="8"/><text:span text:style-name="T13">System.out.println("Edad: "+age);</text:span></text:p>
      <text:p text:style-name="P13"><text:s text:c="8"/><text:span text:style-name="T13">System.out.println("Teléfono: "+mobileNo);</text:span></text:p>
      <text:p text:style-name="P13"><text:s text:c="8"/><text:span text:style-name="T13">System.out.println("Promedio: "+average);</text:span></text:p>
      <text:p text:style-name="P13"><text:s text:c="4"/><text:span text:style-name="T13">}</text:span></text:p>
      <text:p text:style-name="P12">}</text:p>
      <text:p text:style-name="Standard"/>
      <text:p text:style-name="Standard"/>
      <text:p text:style-name="Standard">!!!ojo</text:p>
      <text:p text:style-name="P5"><text:span text:style-name="Source_20_Text"><text:span text:style-name="T11">Scanner#nextInt</text:span></text:span><text:span text:style-name="T7"> </text:span><text:span text:style-name="T2">método no lee la </text:span><text:span text:style-name="Emphasis"><text:span text:style-name="T1">última línea</text:span></text:span><text:span text:style-name="T7"> </text:span><text:span text:style-name="T2">del carácter de su entrada, y por lo tanto que la </text:span><text:span text:style-name="Emphasis"><text:span text:style-name="T1">nueva línea</text:span></text:span><text:span text:style-name="T7"> </text:span><text:span text:style-name="T2">se consume en la siguiente llamada a </text:span><text:a xlink:type="simple" xlink:href="http://docs.oracle.com/javase/7/docs/api/java/util/Scanner.html#nextLine%28%29" office:target-frame-name="_blank" xlink:show="new" text:style-name="Internet_20_link" text:visited-style-name="Visited_20_Internet_20_Link"><text:span text:style-name="Source_20_Text"><text:span text:style-name="T12">Scanner#nextLine</text:span></text:span></text:a><text:line-break/><text:line-break/><text:span text:style-name="T18">System.</text:span><text:span text:style-name="T20">out</text:span><text:span text:style-name="T18">.println(</text:span><text:span text:style-name="T22">"intro entero "</text:span><text:span text:style-name="T18">);</text:span></text:p>
      <text:p text:style-name="P3"><text:span text:style-name="T17"><text:s/></text:span><text:span text:style-name="T23">num</text:span><text:span text:style-name="T17">=</text:span><text:span text:style-name="T23">teclado</text:span><text:span text:style-name="T17">.nextInt();</text:span></text:p>
      <text:p text:style-name="P3"><text:span text:style-name="T17">System.</text:span><text:span text:style-name="T19">out</text:span><text:span text:style-name="T17">.println(</text:span><text:span text:style-name="T21">" el entero es "</text:span><text:span text:style-name="T17">+</text:span><text:span text:style-name="T23">num</text:span><text:span text:style-name="T17">);</text:span></text:p>
      <text:p text:style-name="P3"><text:span text:style-name="T17">System.</text:span><text:span text:style-name="T19">out</text:span><text:span text:style-name="T17">.println(</text:span><text:span text:style-name="T21">"intro decimal "</text:span><text:span text:style-name="T17">);</text:span></text:p>
      <text:p text:style-name="P3"><text:span text:style-name="T17"><text:s text:c="2"/></text:span><text:span text:style-name="T23">numDec</text:span><text:span text:style-name="T17">=</text:span><text:span text:style-name="T23">teclado</text:span><text:span text:style-name="T17">.nextDouble();</text:span></text:p>
      <text:p text:style-name="P3"><text:span text:style-name="T17">System.</text:span><text:span text:style-name="T19">out</text:span><text:span text:style-name="T17">.println(</text:span><text:span text:style-name="T21">" el decimal es "</text:span><text:span text:style-name="T17">+</text:span><text:span text:style-name="T23">numDec</text:span><text:span text:style-name="T17">);</text:span></text:p>
      <text:p text:style-name="P3"><text:span text:style-name="T23">teclado</text:span><text:span text:style-name="T17">.nextLine();</text:span><text:span text:style-name="T25">//</text:span><text:span text:style-name="T26">limpieza</text:span><text:span text:style-name="T25"> </text:span><text:span text:style-name="T26">del</text:span><text:span text:style-name="T25"> buffer</text:span></text:p>
      <text:p text:style-name="P3"><text:span text:style-name="T17">System.</text:span><text:span text:style-name="T19">out</text:span><text:span text:style-name="T17">.println(</text:span><text:span text:style-name="T21">"intro palabra "</text:span><text:span text:style-name="T17">);</text:span></text:p>
      <text:p text:style-name="P3"><text:span text:style-name="T23">pal</text:span><text:span text:style-name="T17">=</text:span><text:span text:style-name="T23">teclado</text:span><text:span text:style-name="T17">.next();</text:span></text:p>
      <text:p text:style-name="P3"><text:span text:style-name="T17">System.</text:span><text:span text:style-name="T19">out</text:span><text:span text:style-name="T17">.println(</text:span><text:span text:style-name="T21">"la palabra es "</text:span><text:span text:style-name="T17">+</text:span><text:span text:style-name="T23">pal</text:span><text:span text:style-name="T17">);</text:span></text:p>
      <text:p text:style-name="P3"><text:span text:style-name="T23">teclado</text:span><text:span text:style-name="T17">.nextLine();</text:span><text:span text:style-name="T25">//</text:span><text:span text:style-name="T26">limpieza</text:span><text:span text:style-name="T25"> </text:span><text:span text:style-name="T26">del</text:span><text:span text:style-name="T25"> buffer</text:span></text:p>
      <text:p text:style-name="P3"><text:span text:style-name="T17">System.</text:span><text:span text:style-name="T19">out</text:span><text:span text:style-name="T17">.println(</text:span><text:span text:style-name="T21">"intro frase "</text:span><text:span text:style-name="T17">);</text:span></text:p>
      <text:p text:style-name="P3"><text:span text:style-name="T23">linea</text:span><text:span text:style-name="T17">=</text:span><text:span text:style-name="T23">teclado</text:span><text:span text:style-name="T17">.nextLine();</text:span></text:p>
      <text:p text:style-name="P4"><text:span text:style-name="T18">System.</text:span><text:span text:style-name="T20">out</text:span><text:span text:style-name="T18">.println(</text:span><text:span text:style-name="T22">"la frase es "</text:span><text:span text:style-name="T18">+</text:span><text:span text:style-name="T24">linea</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Geneva" svg:font-family="Geneva, Tahoma, 'Nimbus Sans L', sans-serif"/>
    <style:font-face style:name="Helvetica Neue" svg:font-family="'Helvetica Neue', Helvetica, Arial, sans-serif"/>
    <style:font-face style:name="Menlo" svg:font-family="Menlo, Monaco, 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8T19:59:21.32</meta:creation-date>
    <dc:date>2020-10-09T08:17:36.056000000</dc:date>
    <meta:editing-duration>PT12M37S</meta:editing-duration>
    <meta:editing-cycles>2</meta:editing-cycles>
    <meta:generator>LibreOffice/4.4.6.3$Windows_x86 LibreOffice_project/e8938fd3328e95dcf59dd64e7facd2c7d67c704d</meta:generator>
    <meta:document-statistic meta:table-count="0" meta:image-count="0" meta:object-count="0" meta:page-count="2" meta:paragraph-count="59" meta:word-count="478" meta:character-count="3500" meta:non-whitespace-character-count="2912"/>
  </office:meta>
</office:document-meta>
</file>